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/>
    </style:style>
    <style:style style:name="T109" style:parent-style-name="Fuentedepárrafopredeter." style:family="text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 fo:font-weight="bold" style:font-weight-asian="bold"/>
    </style:style>
    <style:style style:name="P111" style:parent-style-name="Standard" style:family="paragraph">
      <style:text-properties style:font-name="Arial" style:font-name-complex="Arial" fo:font-weight="bold" style:font-weight-asian="bold"/>
    </style:style>
    <style:style style:name="P112" style:parent-style-name="Standard" style:family="paragraph">
      <style:text-properties style:font-name="Arial" style:font-name-complex="Arial" fo:font-weight="bold" style:font-weight-asian="bold"/>
    </style:style>
    <style:style style:name="P113" style:parent-style-name="Standard" style:family="paragraph">
      <style:paragraph-properties fo:text-align="center"/>
    </style:style>
    <style:style style:name="T11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15" style:parent-style-name="Normal" style:family="paragraph">
      <style:paragraph-properties fo:text-align="center"/>
      <style:text-properties fo:language="es" fo:country="MX"/>
    </style:style>
    <style:style style:name="P116" style:parent-style-name="Normal" style:family="paragraph">
      <style:paragraph-properties fo:text-align="center"/>
    </style:style>
    <style:style style:name="T11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19" style:parent-style-name="Normal" style:family="paragraph">
      <style:paragraph-properties fo:text-align="center"/>
      <style:text-properties fo:language="es" fo:country="MX"/>
    </style:style>
    <style:style style:name="T12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1" style:parent-style-name="Normal" style:family="paragraph">
      <style:paragraph-properties>
        <style:tab-stops>
          <style:tab-stop style:type="left" style:position="1.8194in"/>
        </style:tab-stops>
      </style:paragraph-properties>
    </style:style>
    <style:style style:name="T12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text-align="center"/>
      <style:text-properties fo:language="es" fo:country="MX"/>
    </style:style>
    <style:style style:name="T12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Normal" style:family="paragraph">
      <style:paragraph-properties fo:text-align="center"/>
      <style:text-properties fo:language="es" fo:country="MX"/>
    </style:style>
    <style:style style:name="P12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8" style:parent-style-name="Normal" style:family="paragraph">
      <style:paragraph-properties fo:text-align="justify"/>
    </style:style>
    <style:style style:name="T12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0" style:parent-style-name="Normal" style:family="paragraph">
      <style:paragraph-properties fo:text-align="center"/>
      <style:text-properties fo:language="es" fo:country="MX"/>
    </style:style>
    <style:style style:name="P131" style:parent-style-name="Normal" style:family="paragraph">
      <style:paragraph-properties fo:text-align="center"/>
    </style:style>
    <style:style style:name="T13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3" style:parent-style-name="Normal" style:family="paragraph">
      <style:paragraph-properties fo:text-align="center"/>
      <style:text-properties fo:language="es" fo:country="MX"/>
    </style:style>
    <style:style style:name="T13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6" style:parent-style-name="Normal" style:family="paragraph">
      <style:paragraph-properties fo:text-align="center"/>
      <style:text-properties fo:language="es" fo:country="MX"/>
    </style:style>
    <style:style style:name="T13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3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41" style:parent-style-name="Normal" style:family="paragraph">
      <style:paragraph-properties fo:text-align="center"/>
      <style:text-properties fo:language="es" fo:country="MX"/>
    </style:style>
    <style:style style:name="T14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43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44" style:parent-style-name="Normal" style:family="paragraph">
      <style:paragraph-properties fo:text-align="center"/>
      <style:text-properties fo:font-size="9pt" style:font-size-asian="9pt" fo:language="es" fo:country="MX"/>
    </style:style>
    <style:style style:name="P145" style:parent-style-name="Normal" style:family="paragraph">
      <style:paragraph-properties fo:text-align="center"/>
      <style:text-properties fo:font-size="13pt" style:font-size-asian="13pt" fo:language="es" fo:country="MX"/>
    </style:style>
    <style:style style:name="T146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48" style:parent-style-name="Normal" style:family="paragraph">
      <style:paragraph-properties fo:text-align="center"/>
      <style:text-properties fo:language="es" fo:country="MX"/>
    </style:style>
    <style:style style:name="P149" style:parent-style-name="Normal" style:family="paragraph">
      <style:paragraph-properties fo:text-align="center"/>
      <style:text-properties fo:language="es" fo:country="MX"/>
    </style:style>
    <style:style style:name="P150" style:parent-style-name="Normal" style:family="paragraph">
      <style:paragraph-properties fo:text-align="center"/>
      <style:text-properties fo:language="es" fo:country="MX"/>
    </style:style>
    <style:style style:name="T15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9" style:parent-style-name="Normal" style:family="paragraph">
      <style:paragraph-properties>
        <style:tab-stops>
          <style:tab-stop style:type="left" style:position="1.9354in"/>
          <style:tab-stop style:type="left" style:position="1.9951in"/>
          <style:tab-stop style:type="left" style:position="4.4027in"/>
        </style:tab-stops>
      </style:paragraph-properties>
      <style:text-properties style:font-name="Arial" style:font-name-complex="Arial"/>
    </style:style>
    <style:style style:name="T17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74" style:parent-style-name="Normal" style:family="paragraph">
      <style:paragraph-properties fo:text-align="center"/>
      <style:text-properties fo:language="es" fo:country="MX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P177" style:parent-style-name="Normal" style:family="paragraph">
      <style:paragraph-properties fo:text-align="center"/>
    </style:style>
    <style:style style:name="T17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9" style:parent-style-name="Fuentedepárrafopredeter." style:family="text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P202" style:parent-style-name="Normal" style:family="paragraph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P204" style:parent-style-name="Normal" style:family="paragraph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P206" style:parent-style-name="Normal" style:family="paragraph">
      <style:text-properties style:font-name="Arial" style:font-name-complex="Arial"/>
    </style:style>
    <style:style style:name="P2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10" style:parent-style-name="Normal" style:family="paragraph">
      <style:paragraph-properties fo:text-align="center"/>
    </style:style>
    <style:style style:name="T21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12" style:parent-style-name="Normal" style:family="paragraph">
      <style:paragraph-properties fo:text-align="center"/>
      <style:text-properties fo:language="es" fo:country="MX"/>
    </style:style>
    <style:style style:name="P2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4" style:parent-style-name="Normal" style:family="paragraph">
      <style:paragraph-properties fo:text-align="justify"/>
    </style:style>
    <style:style style:name="T21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16" style:parent-style-name="Normal" style:family="paragraph">
      <style:paragraph-properties fo:text-align="center"/>
    </style:style>
    <style:style style:name="T21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1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19" style:parent-style-name="Normal" style:family="paragraph">
      <style:paragraph-properties fo:text-align="center"/>
      <style:text-properties fo:language="es" fo:country="MX"/>
    </style:style>
    <style:style style:name="P220" style:parent-style-name="Normal" style:family="paragraph">
      <style:paragraph-properties fo:text-align="center"/>
      <style:text-properties fo:language="es" fo:country="MX"/>
    </style:style>
    <style:style style:name="T22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2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23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2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25" style:parent-style-name="Normal" style:family="paragraph">
      <style:paragraph-properties fo:text-align="center"/>
      <style:text-properties fo:language="es" fo:country="MX"/>
    </style:style>
    <style:style style:name="T226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2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28" style:parent-style-name="Normal" style:family="paragraph">
      <style:paragraph-properties fo:text-align="center"/>
      <style:text-properties fo:language="es" fo:country="MX"/>
    </style:style>
    <style:style style:name="T22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3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31" style:parent-style-name="Normal" style:family="paragraph">
      <style:paragraph-properties fo:text-align="center"/>
      <style:text-properties fo:language="es" fo:country="MX"/>
    </style:style>
    <style:style style:name="T232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33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  <style:text-properties fo:font-size="8pt" style:font-size-asian="8pt"/>
    </style:style>
    <style:style style:name="T23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3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39" style:parent-style-name="Normal" style:family="paragraph">
      <style:paragraph-properties fo:text-align="center"/>
      <style:text-properties fo:font-size="9pt" style:font-size-asian="9pt" fo:language="es" fo:country="MX"/>
    </style:style>
    <style:style style:name="T24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41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42" style:parent-style-name="Normal" style:family="paragraph">
      <style:paragraph-properties fo:text-align="center"/>
    </style:style>
    <style:style style:name="T243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4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45" style:parent-style-name="Normal" style:family="paragraph">
      <style:paragraph-properties fo:text-align="center"/>
      <style:text-properties fo:language="es" fo:country="MX"/>
    </style:style>
    <style:style style:name="T246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48" style:parent-style-name="Normal" style:family="paragraph">
      <style:paragraph-properties fo:text-align="center"/>
      <style:text-properties fo:language="es" fo:country="MX"/>
    </style:style>
    <style:style style:name="P249" style:parent-style-name="Normal" style:family="paragraph">
      <style:text-properties style:font-name="Arial" style:font-name-complex="Arial"/>
    </style:style>
    <style:style style:name="P250" style:parent-style-name="Normal" style:family="paragraph">
      <style:text-properties style:font-name="Arial" style:font-name-complex="Arial"/>
    </style:style>
    <style:style style:name="P251" style:parent-style-name="Normal" style:family="paragraph">
      <style:text-properties style:font-name="Arial" style:font-name-complex="Arial"/>
    </style:style>
    <style:style style:name="P252" style:parent-style-name="Normal" style:family="paragraph">
      <style:text-properties style:font-name="Arial" style:font-name-complex="Arial"/>
    </style:style>
    <style:style style:name="P253" style:parent-style-name="Normal" style:family="paragraph">
      <style:text-properties style:font-name="Arial" style:font-name-complex="Arial"/>
    </style:style>
    <style:style style:name="P254" style:parent-style-name="Normal" style:family="paragraph">
      <style:text-properties style:font-name="Arial" style:font-name-complex="Arial"/>
    </style:style>
    <style:style style:name="P255" style:parent-style-name="Normal" style:family="paragraph">
      <style:text-properties style:font-name="Arial" style:font-name-complex="Arial"/>
    </style:style>
    <style:style style:name="P256" style:parent-style-name="Normal" style:family="paragraph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/>
    </style:style>
    <style:style style:name="P258" style:parent-style-name="Normal" style:family="paragraph">
      <style:text-properties style:font-name="Arial" style:font-name-complex="Arial"/>
    </style:style>
    <style:style style:name="P259" style:parent-style-name="Normal" style:family="paragraph">
      <style:text-properties style:font-name="Arial" style:font-name-complex="Arial"/>
    </style:style>
    <style:style style:name="P260" style:parent-style-name="Normal" style:family="paragraph">
      <style:text-properties style:font-name="Arial" style:font-name-complex="Arial"/>
    </style:style>
    <style:style style:name="P261" style:parent-style-name="Normal" style:family="paragraph">
      <style:text-properties style:font-name="Arial" style:font-name-complex="Arial"/>
    </style:style>
    <style:style style:name="P262" style:parent-style-name="Normal" style:family="paragraph">
      <style:text-properties style:font-name="Arial" style:font-name-complex="Arial"/>
    </style:style>
    <style:style style:name="P263" style:parent-style-name="Normal" style:family="paragraph">
      <style:text-properties style:font-name="Arial" style:font-name-complex="Arial"/>
    </style:style>
    <style:style style:name="P264" style:parent-style-name="Normal" style:family="paragraph">
      <style:text-properties style:font-name="Arial" style:font-name-complex="Arial"/>
    </style:style>
    <style:style style:name="P265" style:parent-style-name="Normal" style:family="paragraph">
      <style:text-properties style:font-name="Arial" style:font-name-complex="Arial"/>
    </style:style>
    <style:style style:name="P266" style:parent-style-name="Normal" style:family="paragraph">
      <style:text-properties style:font-name="Arial" style:font-name-complex="Arial"/>
    </style:style>
    <style:style style:name="P267" style:parent-style-name="Normal" style:family="paragraph">
      <style:text-properties style:font-name="Arial" style:font-name-complex="Arial"/>
    </style:style>
    <style:style style:name="P268" style:parent-style-name="Normal" style:family="paragraph">
      <style:text-properties style:font-name="Arial" style:font-name-complex="Arial"/>
    </style:style>
    <style:style style:name="P269" style:parent-style-name="Normal" style:family="paragraph">
      <style:text-properties style:font-name="Arial" style:font-name-complex="Arial"/>
    </style:style>
    <style:style style:name="P270" style:parent-style-name="Normal" style:family="paragraph">
      <style:text-properties style:font-name="Arial" style:font-name-complex="Arial"/>
    </style:style>
    <style:style style:name="P271" style:parent-style-name="Normal" style:family="paragraph">
      <style:text-properties style:font-name="Arial" style:font-name-complex="Arial"/>
    </style:style>
    <style:style style:name="P272" style:parent-style-name="Normal" style:family="paragraph">
      <style:text-properties style:font-name="Arial" style:font-name-complex="Arial"/>
    </style:style>
    <style:style style:name="P273" style:parent-style-name="Normal" style:family="paragraph">
      <style:text-properties style:font-name="Arial" style:font-name-complex="Arial"/>
    </style:style>
    <style:style style:name="P274" style:parent-style-name="Normal" style:family="paragraph">
      <style:text-properties style:font-name="Arial" style:font-name-complex="Arial"/>
    </style:style>
    <style:style style:name="P275" style:parent-style-name="Normal" style:family="paragraph">
      <style:text-properties style:font-name="Arial" style:font-name-complex="Arial"/>
    </style:style>
    <style:style style:name="P276" style:parent-style-name="Normal" style:family="paragraph">
      <style:text-properties style:font-name="Arial" style:font-name-complex="Arial"/>
    </style:style>
    <style:style style:name="P277" style:parent-style-name="Normal" style:family="paragraph">
      <style:text-properties style:font-name="Arial" style:font-name-complex="Arial"/>
    </style:style>
    <style:style style:name="P278" style:parent-style-name="Normal" style:family="paragraph">
      <style:text-properties style:font-name="Arial" style:font-name-complex="Arial"/>
    </style:style>
    <style:style style:name="P279" style:parent-style-name="Normal" style:family="paragraph">
      <style:text-properties style:font-name="Arial" style:font-name-complex="Arial"/>
    </style:style>
    <style:style style:name="P280" style:parent-style-name="Normal" style:family="paragraph">
      <style:text-properties style:font-name="Arial" style:font-name-complex="Arial"/>
    </style:style>
    <style:style style:name="P281" style:parent-style-name="Normal" style:family="paragraph">
      <style:text-properties style:font-name="Arial" style:font-name-complex="Arial"/>
    </style:style>
    <style:style style:name="P282" style:parent-style-name="Normal" style:family="paragraph">
      <style:text-properties style:font-name="Arial" style:font-name-complex="Arial"/>
    </style:style>
    <style:style style:name="P283" style:parent-style-name="Normal" style:family="paragraph">
      <style:text-properties style:font-name="Arial" style:font-name-complex="Arial"/>
    </style:style>
    <style:style style:name="P284" style:parent-style-name="Normal" style:family="paragraph">
      <style:text-properties style:font-name="Arial" style:font-name-complex="Arial"/>
    </style:style>
    <style:style style:name="P285" style:parent-style-name="Normal" style:family="paragraph">
      <style:text-properties style:font-name="Arial" style:font-name-complex="Arial"/>
    </style:style>
    <style:style style:name="P286" style:parent-style-name="Normal" style:family="paragraph">
      <style:text-properties style:font-name="Arial" style:font-name-complex="Arial"/>
    </style:style>
    <style:style style:name="P287" style:parent-style-name="Normal" style:family="paragraph">
      <style:text-properties style:font-name="Arial" style:font-name-complex="Arial"/>
    </style:style>
    <style:style style:name="P288" style:parent-style-name="Normal" style:family="paragraph">
      <style:text-properties style:font-name="Arial" style:font-name-complex="Arial"/>
    </style:style>
    <style:style style:name="P289" style:parent-style-name="Normal" style:family="paragraph">
      <style:text-properties style:font-name="Arial" style:font-name-complex="Arial"/>
    </style:style>
    <style:style style:name="P290" style:parent-style-name="Normal" style:family="paragraph">
      <style:text-properties style:font-name="Arial" style:font-name-complex="Arial"/>
    </style:style>
    <style:style style:name="P291" style:parent-style-name="Normal" style:family="paragraph">
      <style:text-properties style:font-name="Arial" style:font-name-complex="Arial"/>
    </style:style>
    <style:style style:name="P292" style:parent-style-name="Normal" style:family="paragraph">
      <style:text-properties style:font-name="Arial" style:font-name-complex="Arial"/>
    </style:style>
    <style:style style:name="P293" style:parent-style-name="Normal" style:family="paragraph">
      <style:text-properties style:font-name="Arial" style:font-name-complex="Arial"/>
    </style:style>
    <style:style style:name="P294" style:parent-style-name="Normal" style:family="paragraph">
      <style:text-properties style:font-name="Arial" style:font-name-complex="Arial"/>
    </style:style>
    <style:style style:name="P295" style:parent-style-name="Normal" style:family="paragraph">
      <style:text-properties style:font-name="Arial" style:font-name-complex="Arial"/>
    </style:style>
    <style:style style:name="P296" style:parent-style-name="Normal" style:family="paragraph">
      <style:paragraph-properties fo:text-align="justify"/>
    </style:style>
    <style:style style:name="T297" style:parent-style-name="Fuentedepárrafopredeter." style:family="text">
      <style:text-properties style:font-name="Arial" style:font-name-complex="Arial" fo:font-weight="bold" style:font-weight-asian="bold"/>
    </style:style>
    <style:style style:name="T298" style:parent-style-name="Fuentedepárrafopredeter." style:family="text">
      <style:text-properties style:font-name="Arial" style:font-name-complex="Arial"/>
    </style:style>
    <style:style style:family="graphic" style:name="a3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5b9bd5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5b9bd5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vertical-pos="middle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5b9bd5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vertical-pos="middl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4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1">
      <style:graphic-properties style:wrap="run-through" style:run-through="foreground" draw:fill="none" draw:stroke="solid" svg:stroke-width="0.00694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5b9bd5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#4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7 de marzo del 2017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text:span text:style-name="T109"><text:s/>Elaborar diagramas de flujo que representen soluciones algorítmicas vistas como una serie de acciones que comprendan un proceso</text:span></text:p>
      <text:p text:style-name="Standard"/>
      <text:p text:style-name="Standard"/>
      <text:p text:style-name="Standard"/>
      <text:p text:style-name="P110">DIAGRAMA 1:<text:s/>ÁREA DE UN CIRCULO<text:s/></text:p>
      <text:p text:style-name="P111"/>
      <text:p text:style-name="P112"/>
      <text:p text:style-name="P113"><text:span text:style-name="T114"><draw:custom-shape svg:x="3.62917in" svg:y="1.48218in" svg:width="1.26389in" svg:height="0.49931in" draw:z-index="251661312" draw:id="id1" draw:style-name="a2" draw:name="Recortar rectángulo de esquina sencilla 7" text:anchor-type="paragraph"><svg:title/><svg:desc/><text:p text:style-name="P115">R, área</text:p><text:p text:style-name="P116"><draw:frame draw:style-name="a3" text:anchor-type="as-char" svg:x="0in" svg:y="0in" svg:width="0.35648in" svg:height="0.19444in" style:rel-width="scale" style:rel-height="scale"><draw:object xlink:href="Object 1/" xlink:type="simple" xlink:show="embed" xlink:actuate="onLoad"/></draw:frame>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text:span text:style-name="T117"><draw:custom-shape svg:x="4.1713in" svg:y="0.93171in" svg:width="0.15694in" svg:height="0.53194in" draw:z-index="251660288" draw:id="id2" draw:style-name="a4" draw:name="Flecha abajo 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4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18"><draw:custom-shape svg:x="0in" svg:y="0.14931in" svg:width="1.45833in" svg:height="0.78194in" draw:z-index="251659264" draw:id="id3" draw:style-name="a5" draw:name="Elipse 3" text:anchor-type="paragraph"><svg:title/><svg:desc/><text:p text:style-name="P119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20"><draw:custom-shape svg:x="4.16667in" svg:y="0.06505in" svg:width="0.15694in" svg:height="0.53194in" draw:z-index="251663360" draw:id="id4" draw:style-name="a6" draw:name="Flecha abajo 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4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Normal"/>
      <text:p text:style-name="Normal"/>
      <text:p text:style-name="P121"><text:span text:style-name="T122"><draw:custom-shape svg:x="3.54745in" svg:y="1.18935in" svg:width="1.45833in" svg:height="0.78194in" draw:z-index="251668480" draw:id="id5" draw:style-name="a7" draw:name="Elipse 13" text:anchor-type="paragraph"><svg:title/><svg:desc/><text:p text:style-name="P123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4"><draw:custom-shape svg:x="0in" svg:y="0.63889in" svg:width="0.15694in" svg:height="0.53194in" draw:z-index="251666432" draw:id="id6" draw:style-name="a8" draw:name="Flecha abajo 1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4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25"><draw:custom-shape svg:x="0in" svg:y="0.03357in" svg:width="1.7125in" svg:height="0.59236in" draw:z-index="251664384" draw:id="id7" draw:style-name="a9" draw:name="Recortar rectángulo de esquina diagonal 11" text:anchor-type="paragraph"><svg:title/><svg:desc/><text:p text:style-name="P126">área</text:p><draw:enhanced-geometry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?f6 * ?f7 / 100000"/><draw:equation draw:name="f10" draw:formula="?f1 - ?f9"/><draw:equation draw:name="f11" draw:formula="?f3 - ?f9"/><draw:equation draw:name="f12" draw:formula="?f6 * ?f8 / 100000"/><draw:equation draw:name="f13" draw:formula="?f1 - ?f12"/><draw:equation draw:name="f14" draw:formula="?f3 - ?f12"/><draw:equation draw:name="f15" draw:formula="?f9 - ?f12"/><draw:equation draw:name="f16" draw:formula="if(?f15, ?f9, ?f12)"/><draw:equation draw:name="f17" draw:formula="?f16 / 2"/><draw:equation draw:name="f18" draw:formula="?f1 - ?f17"/><draw:equation draw:name="f19" draw:formula="?f3 - ?f17"/></draw:enhanced-geometry></draw:custom-shape></text:span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7">DIAGRAMA 2:<text:s/>ALTAS, BAJAS Y CAMBIOS</text:p>
      <text:p text:style-name="P128"><text:span text:style-name="T129"><draw:custom-shape svg:x="0in" svg:y="0.10718in" svg:width="1.43958in" svg:height="0.56944in" draw:z-index="251669504" draw:id="id8" draw:style-name="a10" draw:name="Elipse 14" text:anchor-type="paragraph"><svg:title/><svg:desc/><text:p text:style-name="P130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31"><text:span text:style-name="T132"><draw:custom-shape svg:x="3.52546in" svg:y="7.62893in" svg:width="1.43958in" svg:height="0.56944in" draw:z-index="251685888" draw:id="id9" draw:style-name="a11" draw:name="Elipse 29" text:anchor-type="paragraph"><svg:title/><svg:desc/><text:p text:style-name="P133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4"><draw:custom-shape svg:x="4.13426in" svg:y="6.8787in" svg:width="0.18472in" svg:height="0.72222in" draw:z-index="251683840" draw:id="id10" draw:style-name="a12" draw:name="Flecha abajo 2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8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35"><draw:custom-shape svg:x="0in" svg:y="6.15602in" svg:width="1.67986in" svg:height="0.71736in" draw:z-index="251681792" draw:id="id11" draw:style-name="a13" draw:name="Recortar rectángulo de esquina diagonal 26" text:anchor-type="paragraph"><svg:title/><svg:desc/><text:p text:style-name="P136">Alta</text:p><draw:enhanced-geometry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?f6 * ?f7 / 100000"/><draw:equation draw:name="f10" draw:formula="?f1 - ?f9"/><draw:equation draw:name="f11" draw:formula="?f3 - ?f9"/><draw:equation draw:name="f12" draw:formula="?f6 * ?f8 / 100000"/><draw:equation draw:name="f13" draw:formula="?f1 - ?f12"/><draw:equation draw:name="f14" draw:formula="?f3 - ?f12"/><draw:equation draw:name="f15" draw:formula="?f9 - ?f12"/><draw:equation draw:name="f16" draw:formula="if(?f15, ?f9, ?f12)"/><draw:equation draw:name="f17" draw:formula="?f16 / 2"/><draw:equation draw:name="f18" draw:formula="?f1 - ?f17"/><draw:equation draw:name="f19" draw:formula="?f3 - ?f17"/></draw:enhanced-geometry></draw:custom-shape></text:span><text:span text:style-name="T137"><draw:connector draw:type="standard" svg:x1="2.16134in" svg:y1="5.72083in" svg:x2="3.3787in" svg:y2="0.73056in" draw:z-index="251680768" draw:id="id12" draw:style-name="a15" draw:name="Conector angular 25" text:anchor-type="paragraph"><svg:title/><svg:desc/></draw:connector></text:span><text:span text:style-name="T138"><draw:connector draw:type="line" svg:x1="3.49028in" svg:y1="5.73495in" svg:x2="2.12917in" svg:y2="5.71204in" draw:z-index="251679744" draw:id="id13" draw:style-name="a16" draw:name="Conector recto 24" text:anchor-type="paragraph"><svg:title/><svg:desc/></draw:connector></text:span><text:span text:style-name="T139"><draw:connector draw:type="line" svg:x1="3.48102in" svg:y1="5.43889in" svg:x2="3.48102in" svg:y2="5.74444in" draw:z-index="251678720" draw:id="id14" draw:style-name="a17" draw:name="Conector recto 23" text:anchor-type="paragraph"><svg:title/><svg:desc/></draw:connector></text:span><text:span text:style-name="T140"><draw:custom-shape svg:x="3.40486in" svg:y="4.81343in" svg:width="1.68056in" svg:height="0.57847in" draw:z-index="251677696" draw:id="id15" draw:style-name="a18" draw:name="Rectángulo 20" text:anchor-type="paragraph"><svg:title/><svg:desc/><text:p text:style-name="P141">Baja</text:p><draw:enhanced-geometry draw:type="non-primitive" svg:viewBox="0 0 21600 21600" draw:enhanced-path="M 0 0 L 21600 0 21600 21600 0 21600 Z N"/></draw:custom-shape></text:span><text:span text:style-name="T142"><draw:custom-shape svg:x="0in" svg:y="4.07338in" svg:width="0.20347in" svg:height="0.72222in" draw:z-index="251676672" draw:id="id16" draw:style-name="a19" draw:name="Flecha abajo 1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55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43"><draw:custom-shape svg:x="3.47315in" svg:y="2.89653in" svg:width="1.54167in" svg:height="1.15694in" draw:z-index="251674624" draw:id="id17" draw:style-name="a20" draw:name="Rombo 18" text:anchor-type="paragraph"><svg:title/><svg:desc/><text:p text:style-name="P144">Selecciona</text:p><text:p text:style-name="P145">a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146"><draw:custom-shape svg:x="0in" svg:y="2.15648in" svg:width="0.20347in" svg:height="0.72222in" draw:z-index="251673600" draw:id="id18" draw:style-name="a21" draw:name="Flecha abajo 1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55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47"><draw:custom-shape svg:x="3.16204in" svg:y="1.21204in" svg:width="2.25903in" svg:height="0.94444in" draw:z-index="251671552" draw:id="id19" draw:style-name="a22" draw:name="Paralelogramo 16" text:anchor-type="paragraph"><svg:title/><svg:desc/><text:p text:style-name="P148">a= altas</text:p><text:p text:style-name="P149">b= bajas</text:p><text:p text:style-name="P150">c= cambio</text:p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text:span text:style-name="T151"><draw:custom-shape svg:x="0in" svg:y="0.48009in" svg:width="0.20347in" svg:height="0.72222in" draw:z-index="251670528" draw:id="id20" draw:style-name="a23" draw:name="Flecha abajo 1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55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Normal"><text:span text:style-name="T167"><draw:connector draw:type="line" svg:x1="5.95278in" svg:y1="0.02963in" svg:x2="5.94861in" svg:y2="0.72824in" draw:z-index="251689984" draw:id="id21" draw:style-name="a24" draw:name="Conector recto 34" text:anchor-type="paragraph"><svg:title/><svg:desc/></draw:connector></text:span><text:span text:style-name="T168"><draw:connector draw:type="line" svg:x1="3.73102in" svg:y1="0.00648in" svg:x2="5.94352in" svg:y2="0.02037in" draw:z-index="251688960" draw:id="id22" draw:style-name="a25" draw:name="Conector recto 33" text:anchor-type="paragraph"><svg:title/><svg:desc/></draw:connector></text:span></text:p>
      <text:p text:style-name="P169"><text:tab/><text:tab/><text:s text:c="50"/>SI</text:p>
      <text:p text:style-name="Normal"><text:span text:style-name="T170"><draw:connector draw:type="standard" svg:x1="4.66505in" svg:y1="0.00347in" svg:x2="4.36921in" svg:y2="2.8875in" draw:z-index="251687936" draw:id="id23" draw:style-name="a27" draw:name="Conector angular 32" text:anchor-type="paragraph"><svg:title/><svg:desc/></draw:connector></text:span><text:span text:style-name="T171"><draw:connector draw:type="line" svg:x1="4.2125in" svg:y1="0.00764in" svg:x2="4.67986in" svg:y2="0.00347in" draw:z-index="251686912" draw:id="id24" draw:style-name="a28" draw:name="Conector recto 30" text:anchor-type="paragraph"><svg:title/><svg:desc/></draw:connector></text:span></text:p>
      <text:p text:style-name="P172"/>
      <text:p text:style-name="Normal"><text:span text:style-name="T173"><draw:custom-shape svg:x="5.33264in" svg:y="0.00903in" svg:width="1.25417in" svg:height="0.59236in" draw:z-index="251691008" draw:id="id25" draw:style-name="a29" draw:name="Rectángulo 35" text:anchor-type="paragraph"><svg:title/><svg:desc/><text:p text:style-name="P174">c= cambio</text:p><draw:enhanced-geometry draw:type="non-primitive" svg:viewBox="0 0 21600 21600" draw:enhanced-path="M 0 0 L 21600 0 21600 21600 0 21600 Z N"/></draw:custom-shape></text:span></text:p>
      <text:p text:style-name="P175"><text:s text:c="27"/>NO EXISTE</text:p>
      <text:p text:style-name="P176"/>
      <text:p text:style-name="P177"><text:span text:style-name="T178"><draw:connector draw:type="standard" svg:x1="5.94375in" svg:y1="0.03588in" svg:x2="4.3375in" svg:y2="2.12824in" draw:z-index="251692032" draw:id="id26" draw:style-name="a31" draw:name="Conector angular 36" text:anchor-type="paragraph"><svg:title/><svg:desc/></draw:connector></text:span><text:span text:style-name="T179"><text:s text:c="3"/>NO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DIAGRAMA 3: ECUACIÓN GENERAL DE SEGUNDO GRADO</text:p>
      <text:p text:style-name="P208"/>
      <text:p text:style-name="P209"/>
      <text:p text:style-name="P210"><text:span text:style-name="T211"><draw:custom-shape svg:x="0in" svg:y="0.0037in" svg:width="1.05972in" svg:height="0.53194in" draw:z-index="251693056" draw:id="id27" draw:style-name="a32" draw:name="Elipse 37" text:anchor-type="paragraph"><svg:title/><svg:desc/><text:p text:style-name="P212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213"/>
      <text:p text:style-name="P214"><text:span text:style-name="T215"><draw:custom-shape svg:x="4.18495in" svg:y="0.15232in" svg:width="0.13403in" svg:height="0.37917in" draw:z-index="251694080" draw:id="id28" draw:style-name="a33" draw:name="Flecha abajo 3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78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216"><text:span text:style-name="T217"><draw:connector draw:type="standard" svg:x1="0.85602in" svg:y1="4.11852in" svg:x2="3.45741in" svg:y2="5.7338in" draw:z-index="251723776" draw:id="id29" draw:style-name="a35" draw:name="Conector angular 59" text:anchor-type="paragraph"><svg:title/><svg:desc/></draw:connector></text:span><text:span text:style-name="T218"><draw:custom-shape svg:x="0.15278in" svg:y="3.53495in" svg:width="1.45347in" svg:height="0.57847in" draw:z-index="251722752" draw:id="id30" draw:style-name="a36" draw:name="Rectángulo 58" text:anchor-type="paragraph"><svg:title/><svg:desc/><text:p text:style-name="P219">x1= b/c</text:p><text:p text:style-name="P220">x2= b/c</text:p><draw:enhanced-geometry draw:type="non-primitive" svg:viewBox="0 0 21600 21600" draw:enhanced-path="M 0 0 L 21600 0 21600 21600 0 21600 Z N"/></draw:custom-shape></text:span><text:span text:style-name="T221"><draw:connector draw:type="line" svg:x1="0.85602in" svg:y1="1.70648in" svg:x2="0.87893in" svg:y2="3.53009in" draw:z-index="251721728" draw:id="id31" draw:style-name="a37" draw:name="Conector recto 57" text:anchor-type="paragraph"><svg:title/><svg:desc/></draw:connector></text:span><text:span text:style-name="T222"><draw:connector draw:type="line" svg:x1="2.98102in" svg:y1="1.71111in" svg:x2="0.86991in" svg:y2="1.72014in" draw:z-index="251720704" draw:id="id32" draw:style-name="a38" draw:name="Conector recto 56" text:anchor-type="paragraph"><svg:title/><svg:desc/></draw:connector></text:span><text:span text:style-name="T223"><draw:connector draw:type="standard" svg:x1="6.11389in" svg:y1="4.00231in" svg:x2="4.06806in" svg:y2="7.21481in" draw:z-index="251719680" draw:id="id33" draw:style-name="a40" draw:name="Conector angular 54" text:anchor-type="paragraph"><svg:title/><svg:desc/></draw:connector></text:span><text:span text:style-name="T224"><draw:custom-shape svg:x="5.23472in" svg:y="3.78912in" svg:width="0.86111in" svg:height="0.39306in" draw:z-index="251718656" draw:id="id34" draw:style-name="a41" draw:name="Rectángulo 53" text:anchor-type="paragraph"><svg:title/><svg:desc/><text:p text:style-name="P225">i</text:p><draw:enhanced-geometry draw:type="non-primitive" svg:viewBox="0 0 21600 21600" draw:enhanced-path="M 0 0 L 21600 0 21600 21600 0 21600 Z N"/></draw:custom-shape></text:span><text:span text:style-name="T226"><draw:custom-shape svg:x="4.1338in" svg:y="3.91945in" svg:width="1.10139in" svg:height="0.14306in" draw:z-index="251717632" draw:id="id35" draw:style-name="a42" draw:name="Flecha derecha 5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19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27"><draw:custom-shape svg:x="3.79676in" svg:y="6.94838in" svg:width="1.05972in" svg:height="0.53194in" draw:z-index="251716608" draw:id="id36" draw:style-name="a43" draw:name="Elipse 51" text:anchor-type="paragraph"><svg:title/><svg:desc/><text:p text:style-name="P228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29"><draw:custom-shape svg:x="4.26435in" svg:y="6.56829in" svg:width="0.11528in" svg:height="0.34722in" draw:z-index="251714560" draw:id="id37" draw:style-name="a44" draw:name="Flecha abajo 5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0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30"><draw:custom-shape svg:x="2.8375in" svg:y="5.95116in" svg:width="1.42083in" svg:height="0.61528in" draw:z-index="251712512" draw:id="id38" draw:style-name="a45" draw:name="Recortar rectángulo de esquina diagonal 49" text:anchor-type="paragraph"><svg:title/><svg:desc/><text:p text:style-name="P231">x1, x2</text:p><draw:enhanced-geometry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?f6 * ?f7 / 100000"/><draw:equation draw:name="f10" draw:formula="?f1 - ?f9"/><draw:equation draw:name="f11" draw:formula="?f3 - ?f9"/><draw:equation draw:name="f12" draw:formula="?f6 * ?f8 / 100000"/><draw:equation draw:name="f13" draw:formula="?f1 - ?f12"/><draw:equation draw:name="f14" draw:formula="?f3 - ?f12"/><draw:equation draw:name="f15" draw:formula="?f9 - ?f12"/><draw:equation draw:name="f16" draw:formula="if(?f15, ?f9, ?f12)"/><draw:equation draw:name="f17" draw:formula="?f16 / 2"/><draw:equation draw:name="f18" draw:formula="?f1 - ?f17"/><draw:equation draw:name="f19" draw:formula="?f3 - ?f17"/></draw:enhanced-geometry></draw:custom-shape></text:span><text:span text:style-name="T232"><draw:custom-shape svg:x="4.25046in" svg:y="5.58681in" svg:width="0.11528in" svg:height="0.34722in" draw:z-index="251711488" draw:id="id39" draw:style-name="a46" draw:name="Flecha abajo 4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0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33"><draw:custom-shape svg:x="3.67014in" svg:y="4.90093in" svg:width="1.28611in" svg:height="0.68472in" draw:z-index="251709440" draw:id="id40" draw:style-name="a47" draw:name="Rectángulo 47" text:anchor-type="paragraph"><svg:title/><svg:desc/><text:p text:style-name="P234"><draw:frame draw:style-name="a48" text:anchor-type="as-char" svg:x="0in" svg:y="0in" svg:width="1.03704in" svg:height="0.29167in" style:rel-width="scale" style:rel-height="scale"><draw:object xlink:href="Object 2/" xlink:type="simple" xlink:show="embed" xlink:actuate="onLoad"/></draw:frame></text:p><text:p text:style-name="P235"><draw:frame draw:style-name="a49" text:anchor-type="as-char" svg:x="0in" svg:y="0in" svg:width="1.03704in" svg:height="0.29167in" style:rel-width="scale" style:rel-height="scale"><draw:object xlink:href="Object 3/" xlink:type="simple" xlink:show="embed" xlink:actuate="onLoad"/></draw:frame></text:p><text:p text:style-name="P236"/><draw:enhanced-geometry draw:type="non-primitive" svg:viewBox="0 0 21600 21600" draw:enhanced-path="M 0 0 L 21600 0 21600 21600 0 21600 Z N"/></draw:custom-shape></text:span><text:span text:style-name="T237"><draw:custom-shape svg:x="4.25417in" svg:y="4.50162in" svg:width="0.11528in" svg:height="0.34722in" draw:z-index="251707392" draw:id="id41" draw:style-name="a50" draw:name="Flecha abajo 4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0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38"><draw:custom-shape svg:x="3.6662in" svg:y="3.4875in" svg:width="1.24514in" svg:height="1in" draw:z-index="251705344" draw:id="id42" draw:style-name="a51" draw:name="Rombo 45" text:anchor-type="paragraph"><svg:title/><svg:desc/><text:p text:style-name="P239">f(x)&lt;0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240"><draw:custom-shape svg:x="4.23565in" svg:y="3.12708in" svg:width="0.10625in" svg:height="0.35139in" draw:z-index="251703296" draw:id="id43" draw:style-name="a52" draw:name="Flecha abajo 44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33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41"><draw:custom-shape svg:x="3.62963in" svg:y="2.62199in" svg:width="1.31944in" svg:height="0.50417in" draw:z-index="251701248" draw:id="id44" draw:style-name="a53" draw:name="Rectángulo 43" text:anchor-type="paragraph"><svg:title/><svg:desc/><text:p text:style-name="P242"><draw:frame draw:style-name="a54" text:anchor-type="as-char" svg:x="0in" svg:y="0in" svg:width="0.98148in" svg:height="0.29167in" style:rel-width="scale" style:rel-height="scale"><draw:object xlink:href="Object 4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243"><draw:custom-shape svg:x="4.20787in" svg:y="2.20625in" svg:width="0.10625in" svg:height="0.37917in" draw:z-index="251700224" draw:id="id45" draw:style-name="a55" draw:name="Flecha abajo 4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57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44"><draw:custom-shape svg:x="3.75417in" svg:y="1.21944in" svg:width="1in" svg:height="1in" draw:z-index="251698176" draw:id="id46" draw:style-name="a56" draw:name="Rombo 41" text:anchor-type="paragraph"><svg:title/><svg:desc/><text:p text:style-name="P245">a=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246"><draw:custom-shape svg:x="4.17708in" svg:y="0.80324in" svg:width="0.13403in" svg:height="0.39792in" draw:z-index="251697152" draw:id="id47" draw:style-name="a57" draw:name="Flecha abajo 4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96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47"><draw:custom-shape svg:x="0in" svg:y="0.34421in" svg:width="1.3375in" svg:height="0.44444in" draw:z-index="251695104" draw:id="id48" draw:style-name="a58" draw:name="Paralelogramo 39" text:anchor-type="paragraph"><svg:title/><svg:desc/><text:p text:style-name="P248">a, b, c</text:p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<text:span text:style-name="T297">CONCLUSIÓN:</text:span><text:span text:style-name="T298"><text:s/>Sin duda alguna es de suma importancia la creación y el uso de los diagramas de flujo, ya que unque tengamos hecho el algortimo, el driagrama es una gran ayuda y apoyo para confirmer de que lo hayamos hecho bien porque aquí se puede tener una major vision de como es el procedimiento y si algo esta mal, si nos atoramos en algún paso <text:s/>algo no tiene sentido y así podamos corregir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34" svg:viewBox="0 0 20 30" svg:d="m10 0-10 30h20z"/>
    <draw:marker draw:name="a30" svg:viewBox="0 0 20 30" svg:d="m10 0-10 30h20z"/>
    <draw:marker draw:name="a14" svg:viewBox="0 0 20 30" svg:d="m10 0-10 30h20z"/>
    <draw:marker draw:name="a26" svg:viewBox="0 0 20 30" svg:d="m10 0-10 30h20z"/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ell_i7</dc:creator>
    <meta:creation-date>2018-03-18T06:16:00Z</meta:creation-date>
    <dc:date>2018-03-18T06:17:00Z</dc:date>
    <meta:template xlink:href="Normal" xlink:type="simple"/>
    <meta:editing-cycles>3</meta:editing-cycles>
    <meta:editing-duration>PT480S</meta:editing-duration>
    <meta:document-statistic meta:page-count="1" meta:paragraph-count="2" meta:word-count="210" meta:character-count="1364" meta:row-count="9" meta:non-whitespace-character-count="1156"/>
  </office:meta>
</office:document-meta>
</file>

<file path=Object 1/content.xml><?xml version="1.0" encoding="utf-8"?>
<mml:math xmlns:mml="http://www.w3.org/1998/Math/MathML" xmlns:m="http://schemas.openxmlformats.org/officeDocument/2006/math">
  <mml:mi>π</mml:mi>
  <mml:mi>x</mml:mi>
  <mml:msup>
    <mml:mrow>
      <mml:mi>r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x</mml:mi>
  <mml:mn>1</mml:mn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3/content.xml><?xml version="1.0" encoding="utf-8"?>
<mml:math xmlns:mml="http://www.w3.org/1998/Math/MathML" xmlns:m="http://schemas.openxmlformats.org/officeDocument/2006/math">
  <mml:mi>x</mml:mi>
  <mml:mn>2</mml:mn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